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OC" style:family="table">
      <style:table-properties style:width="16.997cm" table:align="left"/>
    </style:style>
    <style:style style:name="TOC.A" style:family="table-column">
      <style:table-column-properties style:column-width="8.498cm"/>
    </style:style>
    <style:style style:name="TOC.A1" style:family="table-cell">
      <style:table-cell-properties fo:background-color="#4d4d4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OC.B1" style:family="table-cell">
      <style:table-cell-properties fo:background-color="#ffffff" fo:padding="0.097cm" fo:border="0.002cm solid #000000">
        <style:background-image/>
      </style:table-cell-properties>
    </style:style>
    <style:style style:name="TOC2" style:family="table">
      <style:table-properties style:width="25.7cm" table:align="margins"/>
    </style:style>
    <style:style style:name="TOC2.A" style:family="table-column">
      <style:table-column-properties style:column-width="12.85cm" style:rel-column-width="32767*"/>
    </style:style>
    <style:style style:name="TOC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OC2.B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end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text-properties style:font-name="Arial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Standard">
      <style:text-properties style:font-name="Arial"/>
    </style:style>
    <style:style style:name="P1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Table Of Contents</text:p>
      <text:p text:style-name="P2"><draw:line text:anchor-type="paragraph" draw:z-index="0" draw:style-name="gr1" draw:text-style-name="P11" svg:x1="0.041cm" svg:y1="0.279cm" svg:x2="16.974cm" svg:y2="0.279cm"><text:p/></draw:line></text:p>
      <text:p text:style-name="P2"/>
      <table:table table:name="TOC" table:style-name="TOC">
        <table:table-column table:style-name="TOC.A" table:number-columns-repeated="2"/>
        <table:table-row>
          <table:table-cell table:style-name="TOC.A1" office:value-type="string">
            <text:p text:style-name="P7"><text:text-input text:description="jooscript">${section.title}</text:text-input><text:script script:language="JOOScript">@table:table-row
[#list toc.section as section]

@/table:table-row
[/#list]</text:script></text:p>
          </table:table-cell>
          <table:table-cell table:style-name="TOC.B1" office:value-type="string">
            <text:p text:style-name="P8"><text:text-input text:description="jooscript">${section.pageNumber}</text:text-input></text:p>
          </table:table-cell>
        </table:table-row>
      </table:table>
      <text:p text:style-name="P2"/>
      <text:p text:style-name="P2"/>
      <table:table table:name="TOC2" table:style-name="TOC2">
        <table:table-column table:style-name="TOC2.A" table:number-columns-repeated="2"/>
        <table:table-header-rows>
          <table:table-row>
            <table:table-cell table:style-name="TOC2.A1" office:value-type="string">
              <text:p text:style-name="P6"><text:text-input text:description="JOOScript">${section.title}</text:text-input></text:p>
            </table:table-cell>
            <table:table-cell table:style-name="TOC2.B1" office:value-type="string">
              <text:p text:style-name="P6"><text:text-input text:description="JOOScript">${section.pageNumber}</text:text-input></text:p>
            </table:table-cell>
          </table:table-row>
        </table:table-header-rows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OOReports 2.0 Table Of Contents Demo Header</text:p>
      </style:header>
      <style:footer>
        <text:p text:style-name="MP1">JOOReports 2.0 Table Of Contents Demo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Mirko Nasato</meta:initial-creator>
    <meta:creation-date>2006-08-03T17:11:53</meta:creation-date>
    <dc:date>2011-03-06T20:11:18</dc:date>
    <dc:language>en-GB</dc:language>
    <meta:editing-cycles>101</meta:editing-cycles>
    <meta:editing-duration>PT03H27M06S</meta:editing-duration>
    <dc:creator>Tim Telcik</dc:creator>
    <dc:description>TOC Template - landscape</dc:description>
    <meta:keyword>toc</meta:keyword>
    <meta:keyword>template</meta:keyword>
    <meta:keyword>landscape</meta:keyword>
    <dc:subject>toc, template, landscape</dc:subject>
    <dc:title>TOC Template - Landscape</dc:title>
    <meta:printed-by>Tim Telcik</meta:printed-by>
    <meta:print-date>2011-03-06T19:47:12</meta:print-date>
    <meta:document-statistic meta:table-count="2" meta:image-count="0" meta:object-count="0" meta:page-count="1" meta:paragraph-count="7" meta:word-count="21" meta:character-count="180"/>
    <meta:user-defined meta:name="Info 1"/>
    <meta:user-defined meta:name="Info 2"/>
    <meta:user-defined meta:name="Info 3"/>
    <meta:user-defined meta:name="Info 4"/>
  </office:meta>
</office:document-meta>
</file>